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2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bdd7ee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bdd7ee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b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11">
      <style:table-cell-properties fo:border-bottom="0.74pt solid #000000" fo:background-color="#00b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9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2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1 caso confirmado no ha sido posible identificar la edad o el sexo</text:span>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763358778625954" calcext:value-type="percentage">
            <text:p>0,8%</text:p>
          </table:table-cell>
          <table:table-cell table:style-name="ce46" table:formula="of:=[.E3]" office:value-type="percentage" office:value="0.00763358778625954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4]+[.C4]" office:value-type="float" office:value="31" calcext:value-type="float">
            <text:p>31</text:p>
          </table:table-cell>
          <table:table-cell table:style-name="ce42" table:formula="of:=[.D4]/[.$D$12]" office:value-type="percentage" office:value="0.118320610687023" calcext:value-type="percentage">
            <text:p>11,8%</text:p>
          </table:table-cell>
          <table:table-cell table:style-name="ce47" table:formula="of:=[.F3]+[.E4]" office:value-type="percentage" office:value="0.125954198473282" calcext:value-type="percentage">
            <text:p>1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7" calcext:value-type="float">
            <text:p>7</text:p>
          </table:table-cell>
          <table:table-cell table:style-name="ce29" office:value-type="float" office:value="19" calcext:value-type="float">
            <text:p>19</text:p>
          </table:table-cell>
          <table:table-cell table:style-name="ce35" table:formula="of:=[.B5]+[.C5]" office:value-type="float" office:value="26" calcext:value-type="float">
            <text:p>26</text:p>
          </table:table-cell>
          <table:table-cell table:style-name="ce42" table:formula="of:=[.D5]/[.$D$12]" office:value-type="percentage" office:value="0.0992366412213741" calcext:value-type="percentage">
            <text:p>9,9%</text:p>
          </table:table-cell>
          <table:table-cell table:style-name="ce46" table:formula="of:=[.F4]+[.E5]" office:value-type="percentage" office:value="0.225190839694656" calcext:value-type="percentage">
            <text:p>2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6]+[.C6]" office:value-type="float" office:value="34" calcext:value-type="float">
            <text:p>34</text:p>
          </table:table-cell>
          <table:table-cell table:style-name="ce42" table:formula="of:=[.D6]/[.$D$12]" office:value-type="percentage" office:value="0.129770992366412" calcext:value-type="percentage">
            <text:p>13,0%</text:p>
          </table:table-cell>
          <table:table-cell table:style-name="ce48" table:formula="of:=[.F5]+[.E6]" office:value-type="percentage" office:value="0.354961832061069" calcext:value-type="percentage">
            <text:p>3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22" calcext:value-type="float">
            <text:p>22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7]+[.C7]" office:value-type="float" office:value="40" calcext:value-type="float">
            <text:p>40</text:p>
          </table:table-cell>
          <table:table-cell table:style-name="ce42" table:formula="of:=[.D7]/[.$D$12]" office:value-type="percentage" office:value="0.152671755725191" calcext:value-type="percentage">
            <text:p>15,3%</text:p>
          </table:table-cell>
          <table:table-cell table:style-name="ce48" table:formula="of:=[.F6]+[.E7]" office:value-type="percentage" office:value="0.50763358778626" calcext:value-type="percentage">
            <text:p>5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30" calcext:value-type="float">
            <text:p>30</text:p>
          </table:table-cell>
          <table:table-cell table:style-name="ce35" table:formula="of:=[.B8]+[.C8]" office:value-type="float" office:value="45" calcext:value-type="float">
            <text:p>45</text:p>
          </table:table-cell>
          <table:table-cell table:style-name="ce42" table:formula="of:=[.D8]/[.$D$12]" office:value-type="percentage" office:value="0.17175572519084" calcext:value-type="percentage">
            <text:p>17,2%</text:p>
          </table:table-cell>
          <table:table-cell table:style-name="ce46" table:formula="of:=[.F7]+[.E8]" office:value-type="percentage" office:value="0.679389312977099" calcext:value-type="percentage">
            <text:p>6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7" calcext:value-type="float">
            <text:p>17</text:p>
          </table:table-cell>
          <table:table-cell table:style-name="ce29" office:value-type="float" office:value="12" calcext:value-type="float">
            <text:p>12</text:p>
          </table:table-cell>
          <table:table-cell table:style-name="ce35" table:formula="of:=[.B9]+[.C9]" office:value-type="float" office:value="29" calcext:value-type="float">
            <text:p>29</text:p>
          </table:table-cell>
          <table:table-cell table:style-name="ce42" table:formula="of:=[.D9]/[.$D$12]" office:value-type="percentage" office:value="0.110687022900763" calcext:value-type="percentage">
            <text:p>11,1%</text:p>
          </table:table-cell>
          <table:table-cell table:style-name="ce46" table:formula="of:=[.F8]+[.E9]" office:value-type="percentage" office:value="0.790076335877863" calcext:value-type="percentage">
            <text:p>7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9" office:value-type="float" office:value="9" calcext:value-type="float">
            <text:p>9</text:p>
          </table:table-cell>
          <table:table-cell table:style-name="ce35" table:formula="of:=[.B10]+[.C10]" office:value-type="float" office:value="22" calcext:value-type="float">
            <text:p>22</text:p>
          </table:table-cell>
          <table:table-cell table:style-name="ce42" table:formula="of:=[.D10]/[.$D$12]" office:value-type="percentage" office:value="0.083969465648855" calcext:value-type="percentage">
            <text:p>8,4%</text:p>
          </table:table-cell>
          <table:table-cell table:style-name="ce46" table:formula="of:=[.F9]+[.E10]" office:value-type="percentage" office:value="0.874045801526718" calcext:value-type="percentage">
            <text:p>8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5" calcext:value-type="float">
            <text:p>15</text:p>
          </table:table-cell>
          <table:table-cell table:style-name="ce29" office:value-type="float" office:value="18" calcext:value-type="float">
            <text:p>18</text:p>
          </table:table-cell>
          <table:table-cell table:style-name="ce35" table:formula="of:=[.B11]+[.C11]" office:value-type="float" office:value="33" calcext:value-type="float">
            <text:p>33</text:p>
          </table:table-cell>
          <table:table-cell table:style-name="ce43" table:formula="of:=[.D11]/[.$D$12]" office:value-type="percentage" office:value="0.125954198473282" calcext:value-type="percentage">
            <text:p>12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18" calcext:value-type="float">
            <text:p>118</text:p>
          </table:table-cell>
          <table:table-cell table:style-name="ce20" table:formula="of:=SUM([.C3:.C11])" office:value-type="float" office:value="144" calcext:value-type="float">
            <text:p>144</text:p>
          </table:table-cell>
          <table:table-cell table:style-name="ce36" table:formula="of:=SUM([.D3:.D11])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450381679389313" calcext:value-type="percentage">
            <text:p>45 %</text:p>
          </table:table-cell>
          <table:table-cell table:style-name="ce21" table:formula="of:=[.C12]/[.D12]" office:value-type="percentage" office:value="0.549618320610687" calcext:value-type="percentage">
            <text:p>55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<text:span text:style-name="T1">en 2 casos confirmados no ha sido posible identificar la provincia de procedencia</text:span>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156" calcext:value-type="float">
            <text:p>156</text:p>
          </table:table-cell>
          <table:table-cell table:style-name="ce38" office:value-type="float" office:value="2" calcext:value-type="float">
            <text:p>2</text:p>
          </table:table-cell>
          <table:table-cell table:style-name="ce23" table:formula="of:=SUM([.A18:.D18])" office:value-type="float" office:value="263" calcext:value-type="float">
            <text:p>263</text:p>
          </table:table-cell>
          <table:table-cell/>
          <table:table-cell table:style-name="ce59" office:value-type="percentage" office:value="0.04" calcext:value-type="percentage" table:number-columns-spanned="3" table:number-rows-spanned="1">
            <text:p>4,00 %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9" table:formula="of:=[.A18]/[.$E$18]" office:value-type="percentage" office:value="0.220532319391635" calcext:value-type="percentage">
            <text:p>22,1%</text:p>
          </table:table-cell>
          <table:table-cell table:style-name="ce9" table:formula="of:=[.B18]/[.$E$18]" office:value-type="percentage" office:value="0.178707224334601" calcext:value-type="percentage">
            <text:p>17,9%</text:p>
          </table:table-cell>
          <table:table-cell table:style-name="ce9" table:formula="of:=[.C18]/[.$E$18]" office:value-type="percentage" office:value="0.593155893536122" calcext:value-type="percentage">
            <text:p>59,3%</text:p>
          </table:table-cell>
          <table:table-cell table:style-name="ce9" table:formula="of:=[.D18]/[.$E$18]" office:value-type="percentage" office:value="0.00760456273764259" calcext:value-type="percentage">
            <text:p>0,8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9"/>
          <table:covered-table-cell table:style-name="ce78"/>
          <table:table-cell/>
        </table:table-row>
        <table:table-row table:style-name="ro2">
          <table:table-cell table:style-name="ce10" office:value-type="string" calcext:value-type="string">
            <text:p>Distribución por síntomas: <text:span text:style-name="T1">en 2 casos confirmado no ha sido posible identificar la existencia o no de sintomatología</text:span></text:p>
          </table:table-cell>
          <table:table-cell table:number-columns-repeated="5"/>
          <table:table-cell table:style-name="ce60" office:value-type="float" office:value="10.4" calcext:value-type="float" table:number-columns-spanned="3" table:number-rows-spanned="1">
            <text:p>10,40</text:p>
          </table:table-cell>
          <table:covered-table-cell table:style-name="ce70"/>
          <table:covered-table-cell table:style-name="ce79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27" calcext:value-type="float">
            <text:p>127</text:p>
          </table:table-cell>
          <table:table-cell table:style-name="ce30" table:formula="of:=[.B22]/[.E18]" office:value-type="percentage" office:value="0.482889733840304" calcext:value-type="percentage">
            <text:p>48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34" calcext:value-type="float">
            <text:p>134</text:p>
          </table:table-cell>
          <table:table-cell table:style-name="ce31" table:formula="of:=[.B23]/[.E18]" office:value-type="percentage" office:value="0.509505703422053" calcext:value-type="percentage">
            <text:p>51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7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7 casos confirmado no ha sido posible identificar el sector sanitario.</text:span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28]/[.$B$96]" office:value-type="percentage" office:value="0.0532319391634981" calcext:value-type="percentage">
            <text:p>5,32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ALCAÑIZ</text:p>
          </table:table-cell>
          <table:table-cell table:style-name="ce61" office:value-type="float" office:value="22" calcext:value-type="float">
            <text:p>22</text:p>
          </table:table-cell>
          <table:table-cell table:style-name="ce71" table:formula="of:=[.G28]/[.G$37]" office:value-type="percentage" office:value="0.0836501901140684" calcext:value-type="percentage">
            <text:p>8,37 %</text:p>
          </table:table-cell>
          <table:table-cell table:style-name="ce80"/>
          <table:table-cell table:style-name="ce6"/>
        </table:table-row>
        <table:table-row table:style-name="ro2">
          <table:table-cell table:style-name="ce13" office:value-type="string" calcext:value-type="string">
            <text:p>Bombard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29]/[.$B$96]" office:value-type="percentage" office:value="0.0456273764258555" calcext:value-type="percentage">
            <text:p>4,56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BARBASTRO</text:p>
          </table:table-cell>
          <table:table-cell table:style-name="ce62" office:value-type="float" office:value="11" calcext:value-type="float">
            <text:p>11</text:p>
          </table:table-cell>
          <table:table-cell table:style-name="ce72" table:formula="of:=[.G29]/[.G$37]" office:value-type="percentage" office:value="0.0418250950570342" calcext:value-type="percentage">
            <text:p>4,18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30]/[.$B$96]" office:value-type="percentage" office:value="0.0456273764258555" calcext:value-type="percentage">
            <text:p>4,56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0" office:value-type="string" calcext:value-type="string">
            <text:p>CALATAYUD</text:p>
          </table:table-cell>
          <table:table-cell table:style-name="ce62" office:value-type="float" office:value="4" calcext:value-type="float">
            <text:p>4</text:p>
          </table:table-cell>
          <table:table-cell table:style-name="ce73" table:formula="of:=[.G30]/[.G$37]" office:value-type="percentage" office:value="0.0152091254752852" calcext:value-type="percentage">
            <text:p>1,52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1]/[.$B$96]" office:value-type="percentage" office:value="0.0418250950570342" calcext:value-type="percentage">
            <text:p>4,18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63" office:value-type="float" office:value="44" calcext:value-type="float">
            <text:p>44</text:p>
          </table:table-cell>
          <table:table-cell table:style-name="ce74" table:formula="of:=[.G31]/[.G$37]" office:value-type="percentage" office:value="0.167300380228137" calcext:value-type="percentage">
            <text:p>16,73 %</text:p>
          </table:table-cell>
          <table:table-cell table:style-name="ce81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32]/[.$B$96]" office:value-type="percentage" office:value="0.0418250950570342" calcext:value-type="percentage">
            <text:p>4,18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0" office:value-type="string" calcext:value-type="string">
            <text:p>TERUEL</text:p>
          </table:table-cell>
          <table:table-cell table:style-name="ce62" office:value-type="float" office:value="24" calcext:value-type="float">
            <text:p>24</text:p>
          </table:table-cell>
          <table:table-cell table:style-name="ce73" table:formula="of:=[.G32]/[.G$37]" office:value-type="percentage" office:value="0.091254752851711" calcext:value-type="percentage">
            <text:p>9,13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33]/[.$B$96]" office:value-type="percentage" office:value="0.0342205323193916" calcext:value-type="percentage">
            <text:p>3,42 %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62" office:value-type="float" office:value="22" calcext:value-type="float">
            <text:p>22</text:p>
          </table:table-cell>
          <table:table-cell table:style-name="ce72" table:formula="of:=[.G33]/[.G$37]" office:value-type="percentage" office:value="0.0836501901140684" calcext:value-type="percentage">
            <text:p>8,37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lcañiz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4]/[.$B$96]" office:value-type="percentage" office:value="0.0304182509505703" calcext:value-type="percentage">
            <text:p>3,04 %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52" office:value-type="string" calcext:value-type="string">
            <text:p>ZARAGOZA II</text:p>
          </table:table-cell>
          <table:table-cell table:style-name="ce64" office:value-type="float" office:value="56" calcext:value-type="float">
            <text:p>56</text:p>
          </table:table-cell>
          <table:table-cell table:style-name="ce75" table:formula="of:=[.G34]/[.G$37]" office:value-type="percentage" office:value="0.212927756653992" calcext:value-type="percentage">
            <text:p>21,29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5]/[.$B$96]" office:value-type="percentage" office:value="0.0304182509505703" calcext:value-type="percentage">
            <text:p>3,04 %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53" office:value-type="string" calcext:value-type="string">
            <text:p>ZARAGOZA III</text:p>
          </table:table-cell>
          <table:table-cell table:style-name="ce65" office:value-type="float" office:value="73" calcext:value-type="float">
            <text:p>73</text:p>
          </table:table-cell>
          <table:table-cell table:style-name="ce76" table:formula="of:=[.G35]/[.G$37]" office:value-type="percentage" office:value="0.277566539923954" calcext:value-type="percentage">
            <text:p>27,76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6]/[.$B$96]" office:value-type="percentage" office:value="0.0304182509505703" calcext:value-type="percentage">
            <text:p>3,04 %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No identificado</text:p>
          </table:table-cell>
          <table:table-cell table:style-name="ce66" office:value-type="float" office:value="7" calcext:value-type="float">
            <text:p>7</text:p>
          </table:table-cell>
          <table:table-cell table:style-name="ce73" table:formula="of:=[.G36]/[.G$37]" office:value-type="percentage" office:value="0.026615969581749" calcext:value-type="percentage">
            <text:p>2,66 %</text:p>
          </table:table-cell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Torrero La Paz</text:p>
          </table:table-cell>
          <table:table-cell table:style-name="ce25" office:value-type="float" office:value="8" calcext:value-type="float">
            <text:p>8</text:p>
          </table:table-cell>
          <table:table-cell table:style-name="ce33" table:formula="of:=[.B37]/[.$B$96]" office:value-type="percentage" office:value="0.0304182509505703" calcext:value-type="percentage">
            <text:p>3,04 %</text:p>
          </table:table-cell>
          <table:table-cell table:style-name="ce40" office:value-type="float" office:value="10" calcext:value-type="float">
            <text:p>10</text:p>
          </table:table-cell>
          <table:table-cell/>
          <table:table-cell table:style-name="ce55" office:value-type="string" calcext:value-type="string">
            <text:p>TOTAL</text:p>
          </table:table-cell>
          <table:table-cell table:style-name="ce67" table:formula="of:=SUM([.G28:.G36])" office:value-type="float" office:value="263" calcext:value-type="float">
            <text:p>263</text:p>
          </table:table-cell>
          <table:table-cell table:style-name="ce77"/>
          <table:table-cell table:style-name="ce81"/>
          <table:table-cell table:style-name="ce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8]/[.$B$96]" office:value-type="percentage" office:value="0.026615969581749" calcext:value-type="percentage">
            <text:p>2,66 %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arazo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39]/[.$B$96]" office:value-type="percentage" office:value="0.026615969581749" calcext:value-type="percentage">
            <text:p>2,66 %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56" table:number-columns-repeated="5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40]/[.$B$96]" office:value-type="percentage" office:value="0.026615969581749" calcext:value-type="percentage">
            <text:p>2,66 %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57" table:number-columns-repeated="5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1]/[.$B$96]" office:value-type="percentage" office:value="0.0228136882129278" calcext:value-type="percentage">
            <text:p>2,28 %</text:p>
          </table:table-cell>
          <table:table-cell table:style-name="ce40" office:value-type="float" office:value="14" calcext:value-type="float">
            <text:p>14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2]/[.$B$96]" office:value-type="percentage" office:value="0.0228136882129278" calcext:value-type="percentage">
            <text:p>2,28 %</text:p>
          </table:table-cell>
          <table:table-cell table:style-name="ce40" office:value-type="float" office:value="15" calcext:value-type="float">
            <text:p>15</text:p>
          </table:table-cell>
          <table:table-cell/>
          <table:table-cell table:style-name="ce58" table:number-columns-repeated="5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3]/[.$B$96]" office:value-type="percentage" office:value="0.0228136882129278" calcext:value-type="percentage">
            <text:p>2,28 %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4]/[.$B$96]" office:value-type="percentage" office:value="0.0228136882129278" calcext:value-type="percentage">
            <text:p>2,28 %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45]/[.$B$96]" office:value-type="percentage" office:value="0.0228136882129278" calcext:value-type="percentage">
            <text:p>2,28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number-columns-repeated="5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6]/[.$B$96]" office:value-type="percentage" office:value="0.0190114068441065" calcext:value-type="percentage">
            <text:p>1,90 %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47]/[.$B$96]" office:value-type="percentage" office:value="0.0190114068441065" calcext:value-type="percentage">
            <text:p>1,90 %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8]/[.$B$96]" office:value-type="percentage" office:value="0.0152091254752852" calcext:value-type="percentage">
            <text:p>1,52 %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49]/[.$B$96]" office:value-type="percentage" office:value="0.0152091254752852" calcext:value-type="percentage">
            <text:p>1,52 %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0]/[.$B$96]" office:value-type="percentage" office:value="0.0152091254752852" calcext:value-type="percentage">
            <text:p>1,52 %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1]/[.$B$96]" office:value-type="percentage" office:value="0.0152091254752852" calcext:value-type="percentage">
            <text:p>1,52 %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2]/[.$B$96]" office:value-type="percentage" office:value="0.0152091254752852" calcext:value-type="percentage">
            <text:p>1,52 %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53]/[.$B$96]" office:value-type="percentage" office:value="0.0152091254752852" calcext:value-type="percentage">
            <text:p>1,52 %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4]/[.$B$96]" office:value-type="percentage" office:value="0.0114068441064639" calcext:value-type="percentage">
            <text:p>1,14 %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5]/[.$B$96]" office:value-type="percentage" office:value="0.0114068441064639" calcext:value-type="percentage">
            <text:p>1,14 %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6]/[.$B$96]" office:value-type="percentage" office:value="0.0114068441064639" calcext:value-type="percentage">
            <text:p>1,14 %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7]/[.$B$96]" office:value-type="percentage" office:value="0.0114068441064639" calcext:value-type="percentage">
            <text:p>1,14 %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ablanca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8]/[.$B$96]" office:value-type="percentage" office:value="0.0114068441064639" calcext:value-type="percentage">
            <text:p>1,14 %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59]/[.$B$96]" office:value-type="percentage" office:value="0.0114068441064639" calcext:value-type="percentage">
            <text:p>1,14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ijar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0]/[.$B$96]" office:value-type="percentage" office:value="0.0114068441064639" calcext:value-type="percentage">
            <text:p>1,14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1]/[.$B$96]" office:value-type="percentage" office:value="0.0114068441064639" calcext:value-type="percentage">
            <text:p>1,14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62]/[.$B$96]" office:value-type="percentage" office:value="0.0114068441064639" calcext:value-type="percentage">
            <text:p>1,14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guen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3]/[.$B$96]" office:value-type="percentage" office:value="0.00760456273764259" calcext:value-type="percentage">
            <text:p>0,76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nefa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4]/[.$B$96]" office:value-type="percentage" office:value="0.00760456273764259" calcext:value-type="percentage">
            <text:p>0,76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5]/[.$B$96]" office:value-type="percentage" office:value="0.00760456273764259" calcext:value-type="percentage">
            <text:p>0,76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6]/[.$B$96]" office:value-type="percentage" office:value="0.00760456273764259" calcext:value-type="percentage">
            <text:p>0,76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7]/[.$B$96]" office:value-type="percentage" office:value="0.00760456273764259" calcext:value-type="percentage">
            <text:p>0,76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8]/[.$B$96]" office:value-type="percentage" office:value="0.00760456273764259" calcext:value-type="percentage">
            <text:p>0,76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69]/[.$B$96]" office:value-type="percentage" office:value="0.00760456273764259" calcext:value-type="percentage">
            <text:p>0,76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0]/[.$B$96]" office:value-type="percentage" office:value="0.00760456273764259" calcext:value-type="percentage">
            <text:p>0,76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Rur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1]/[.$B$96]" office:value-type="percentage" office:value="0.00760456273764259" calcext:value-type="percentage">
            <text:p>0,76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2"/>
          <table:table-cell table:style-name="ce68"/>
          <table:table-cell table:number-columns-repeated="3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2]/[.$B$96]" office:value-type="percentage" office:value="0.00760456273764259" calcext:value-type="percentage">
            <text:p>0,76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73]/[.$B$96]" office:value-type="percentage" office:value="0.00760456273764259" calcext:value-type="percentage">
            <text:p>0,76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4]/[.$B$96]" office:value-type="percentage" office:value="0.00380228136882129" calcext:value-type="percentage">
            <text:p>0,38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5]/[.$B$96]" office:value-type="percentage" office:value="0.00380228136882129" calcext:value-type="percentage">
            <text:p>0,38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fajari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6]/[.$B$96]" office:value-type="percentage" office:value="0.00380228136882129" calcext:value-type="percentage">
            <text:p>0,38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7]/[.$B$96]" office:value-type="percentage" office:value="0.00380228136882129" calcext:value-type="percentage">
            <text:p>0,38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erdun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8]/[.$B$96]" office:value-type="percentage" office:value="0.00380228136882129" calcext:value-type="percentage">
            <text:p>0,38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79]/[.$B$96]" office:value-type="percentage" office:value="0.00380228136882129" calcext:value-type="percentage">
            <text:p>0,38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0]/[.$B$96]" office:value-type="percentage" office:value="0.00380228136882129" calcext:value-type="percentage">
            <text:p>0,38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1]/[.$B$96]" office:value-type="percentage" office:value="0.00380228136882129" calcext:value-type="percentage">
            <text:p>0,38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2]/[.$B$96]" office:value-type="percentage" office:value="0.00380228136882129" calcext:value-type="percentage">
            <text:p>0,38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Jac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3]/[.$B$96]" office:value-type="percentage" office:value="0.00380228136882129" calcext:value-type="percentage">
            <text:p>0,38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on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4]/[.$B$96]" office:value-type="percentage" office:value="0.00380228136882129" calcext:value-type="percentage">
            <text:p>0,38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5]/[.$B$96]" office:value-type="percentage" office:value="0.00380228136882129" calcext:value-type="percentage">
            <text:p>0,38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6]/[.$B$96]" office:value-type="percentage" office:value="0.00380228136882129" calcext:value-type="percentage">
            <text:p>0,38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eboleri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7]/[.$B$96]" office:value-type="percentage" office:value="0.00380228136882129" calcext:value-type="percentage">
            <text:p>0,38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8]/[.$B$96]" office:value-type="percentage" office:value="0.00380228136882129" calcext:value-type="percentage">
            <text:p>0,38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89]/[.$B$96]" office:value-type="percentage" office:value="0.00380228136882129" calcext:value-type="percentage">
            <text:p>0,38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0]/[.$B$96]" office:value-type="percentage" office:value="0.00380228136882129" calcext:value-type="percentage">
            <text:p>0,38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Eulalia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1]/[.$B$96]" office:value-type="percentage" office:value="0.00380228136882129" calcext:value-type="percentage">
            <text:p>0,38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2]/[.$B$96]" office:value-type="percentage" office:value="0.00380228136882129" calcext:value-type="percentage">
            <text:p>0,38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3]/[.$B$96]" office:value-type="percentage" office:value="0.00380228136882129" calcext:value-type="percentage">
            <text:p>0,38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4]/[.$B$96]" office:value-type="percentage" office:value="0.00380228136882129" calcext:value-type="percentage">
            <text:p>0,38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7" calcext:value-type="float">
            <text:p>7</text:p>
          </table:table-cell>
          <table:table-cell table:style-name="ce33" table:formula="of:=[.B95]/[.$B$96]" office:value-type="percentage" office:value="0.026615969581749" calcext:value-type="percentage">
            <text:p>2,66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95])" office:value-type="float" office:value="263" calcext:value-type="float">
            <text:p>263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79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0922'.$A$1" table:cell-range-address="$'20200922'.$A$27:.$D$94"/>
        </table:named-expressions>
      </table:table>
      <table:named-expressions/>
      <table:database-ranges>
        <table:database-range table:name="__Anonymous_Sheet_DB__0" table:target-range-address="'20200922'.A27:'20200922'.D9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22" style:display-name="PageStyle_202009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23T15:11:10</dc:date>
    <meta:generator>LibreOffice/6.0.7.3$Linux_X86_64 LibreOffice_project/00m0$Build-3</meta:generator>
    <meta:document-statistic meta:table-count="1" meta:cell-count="404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